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DA000001F38566B5B6.svm" manifest:media-type=""/>
  <manifest:file-entry manifest:full-path="Pictures/2000000100000226000000F2825B5394.svm" manifest:media-type=""/>
  <manifest:file-entry manifest:full-path="Pictures/20000001000000DD00000012A856DA5C.svm" manifest:media-type=""/>
  <manifest:file-entry manifest:full-path="Pictures/200000010000015F000000FEB392CE23.svm" manifest:media-type=""/>
  <manifest:file-entry manifest:full-path="Pictures/2000000100000124000000F2E51D2BF7.svm" manifest:media-type=""/>
  <manifest:file-entry manifest:full-path="Pictures/200000010000032C000000FE0710EA68.svm" manifest:media-type=""/>
  <manifest:file-entry manifest:full-path="Pictures/20000001000004A800000107A1F8ABDE.svm" manifest:media-type=""/>
  <manifest:file-entry manifest:full-path="Pictures/20000001000004A80000010778DA0C01.svm" manifest:media-type=""/>
  <manifest:file-entry manifest:full-path="Pictures/2000000100000298000000FEFA9947FE.svm" manifest:media-type=""/>
  <manifest:file-entry manifest:full-path="Pictures/20000001000000F6000000FEB34514DC.svm" manifest:media-type=""/>
  <manifest:file-entry manifest:full-path="Pictures/20000001000003A2000000FEE1D172D2.svm" manifest:media-type=""/>
  <manifest:file-entry manifest:full-path="Pictures/20000001000000ED000000EDF78F3513.svm" manifest:media-type=""/>
  <manifest:file-entry manifest:full-path="Pictures/20000002000004DA000000D8CC09B70E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-W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-AW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W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W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-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-A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-WA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6§display§\su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11.683cm" svg:height="2.031cm" svg:x="0.545cm" svg:y="0.93cm">
          <draw:image xlink:href="Pictures/20000002000004DA000000D8CC09B70E.eps" xlink:type="simple" xlink:show="embed" xlink:actuate="onLoad">
            <text:p/>
          </draw:image>
          <draw:glue-point draw:id="4" svg:x="-1.786cm" svg:y="-2.845cm"/>
          <draw:glue-point draw:id="5" svg:x="1.903cm" svg:y="2.85cm"/>
        </draw:frame>
        <draw:frame draw:style-name="gr2" draw:text-style-name="P2" draw:layer="layout" svg:width="0.869cm" svg:height="0.916cm" svg:x="11.088cm" svg:y="2.333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132cm" svg:height="0.916cm" svg:x="4.546cm" svg:y="2.359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connector draw:style-name="gr3" draw:text-style-name="P1" draw:layer="layout" draw:type="curve" draw:line-skew="0.344cm -4.195cm -1.124cm" svg:x1="8.223cm" svg:y1="2.927cm" svg:x2="8.609cm" svg:y2="2.523cm" draw:start-shape="id1" draw:start-glue-point="0" draw:end-shape="id2" draw:end-glue-point="5" svg:d="M8223 2927c0-235 311-157 311-99 0 59 75 241 75-305" svg:viewBox="0 0 387 405">
          <text:p/>
        </draw:connector>
        <draw:connector draw:style-name="gr3" draw:text-style-name="P1" draw:layer="layout" draw:type="curve" draw:line-skew="-0.338cm 4.397cm 1.039cm" svg:x1="4.54cm" svg:y1="0.948cm" svg:x2="4.3cm" svg:y2="1.368cm" draw:start-shape="id3" draw:start-glue-point="2" draw:end-shape="id2" draw:end-glue-point="4" svg:d="M4540 948c0 655-99 437-99 333s-141-199-141 87" svg:viewBox="0 0 241 454">
          <text:p/>
        </draw:connector>
        <draw:frame draw:style-name="gr4" draw:text-style-name="P1" draw:layer="layout" svg:width="1.115cm" svg:height="0.304cm" svg:x="1.475cm" svg:y="0.884cm">
          <draw:image xlink:href="Pictures/20000001000003A2000000FEE1D172D2.svm" xlink:type="simple" xlink:show="embed" xlink:actuate="onLoad">
            <text:p/>
          </draw:image>
        </draw:frame>
        <draw:frame draw:style-name="gr5" draw:text-style-name="P1" draw:layer="layout" svg:width="0.294cm" svg:height="0.304cm" svg:x="3.141cm" svg:y="1.195cm">
          <draw:image xlink:href="Pictures/20000001000000F6000000FEB34514DC.svm" xlink:type="simple" xlink:show="embed" xlink:actuate="onLoad">
            <text:p/>
          </draw:image>
        </draw:frame>
        <draw:frame draw:style-name="gr6" draw:text-style-name="P1" xml:id="id3" draw:id="id3" draw:layer="layout" svg:width="1.429cm" svg:height="0.309cm" svg:x="3.826cm" svg:y="0.639cm">
          <draw:image xlink:href="Pictures/20000001000004A800000107A1F8ABDE.svm" xlink:type="simple" xlink:show="embed" xlink:actuate="onLoad">
            <text:p/>
          </draw:image>
        </draw:frame>
        <draw:frame draw:style-name="gr7" draw:text-style-name="P1" draw:layer="layout" svg:width="0.349cm" svg:height="0.289cm" svg:x="4.535cm" svg:y="2.073cm">
          <draw:image xlink:href="Pictures/2000000100000124000000F2E51D2BF7.svm" xlink:type="simple" xlink:show="embed" xlink:actuate="onLoad">
            <text:p/>
          </draw:image>
        </draw:frame>
        <draw:frame draw:style-name="gr8" draw:text-style-name="P1" draw:layer="layout" svg:width="0.42cm" svg:height="0.304cm" svg:x="3.078cm" svg:y="2.313cm">
          <draw:image xlink:href="Pictures/200000010000015F000000FEB392CE23.svm" xlink:type="simple" xlink:show="embed" xlink:actuate="onLoad">
            <text:p/>
          </draw:image>
        </draw:frame>
        <draw:frame draw:style-name="gr9" draw:text-style-name="P1" draw:layer="layout" svg:width="0.796cm" svg:height="0.304cm" svg:x="1.647cm" svg:y="2.065cm">
          <draw:image xlink:href="Pictures/2000000100000298000000FEFA9947FE.svm" xlink:type="simple" xlink:show="embed" xlink:actuate="onLoad">
            <text:p/>
          </draw:image>
        </draw:frame>
        <draw:frame draw:style-name="gr7" draw:text-style-name="P1" draw:layer="layout" svg:width="0.349cm" svg:height="0.289cm" svg:x="7.634cm" svg:y="1.944cm">
          <draw:image xlink:href="Pictures/2000000100000124000000F2E51D2BF7.svm" xlink:type="simple" xlink:show="embed" xlink:actuate="onLoad">
            <text:p/>
          </draw:image>
        </draw:frame>
        <draw:frame draw:style-name="gr10" draw:text-style-name="P1" draw:layer="layout" svg:width="0.659cm" svg:height="0.289cm" svg:x="7.929cm" svg:y="1.028cm">
          <draw:image xlink:href="Pictures/2000000100000226000000F2825B5394.svm" xlink:type="simple" xlink:show="embed" xlink:actuate="onLoad">
            <text:p/>
          </draw:image>
        </draw:frame>
        <draw:frame draw:style-name="gr5" draw:text-style-name="P1" draw:layer="layout" svg:width="0.294cm" svg:height="0.304cm" svg:x="9.503cm" svg:y="1.195cm">
          <draw:image xlink:href="Pictures/20000001000000F6000000FEB34514DC.svm" xlink:type="simple" xlink:show="embed" xlink:actuate="onLoad">
            <text:p/>
          </draw:image>
        </draw:frame>
        <draw:frame draw:style-name="gr11" draw:text-style-name="P1" draw:layer="layout" svg:width="0.973cm" svg:height="0.304cm" svg:x="10.332cm" svg:y="0.92cm">
          <draw:image xlink:href="Pictures/200000010000032C000000FE0710EA68.svm" xlink:type="simple" xlink:show="embed" xlink:actuate="onLoad">
            <text:p/>
          </draw:image>
        </draw:frame>
        <draw:frame draw:style-name="gr8" draw:text-style-name="P1" draw:layer="layout" svg:width="0.42cm" svg:height="0.304cm" svg:x="9.44cm" svg:y="2.313cm">
          <draw:image xlink:href="Pictures/200000010000015F000000FEB392CE23.svm" xlink:type="simple" xlink:show="embed" xlink:actuate="onLoad">
            <text:p/>
          </draw:image>
        </draw:frame>
        <draw:frame draw:style-name="gr12" draw:text-style-name="P1" xml:id="id1" draw:id="id1" draw:layer="layout" svg:width="1.429cm" svg:height="0.314cm" svg:x="7.509cm" svg:y="2.927cm">
          <draw:image xlink:href="Pictures/20000001000004A80000010778DA0C01.svm" xlink:type="simple" xlink:show="embed" xlink:actuate="onLoad">
            <text:p/>
          </draw:image>
        </draw:frame>
        <draw:frame draw:style-name="gr13" draw:text-style-name="P1" draw:layer="layout" svg:width="0.283cm" svg:height="0.283cm" svg:x="0.613cm" svg:y="0.972cm">
          <draw:image xlink:href="Pictures/20000001000000ED000000EDF78F3513.svm" xlink:type="simple" xlink:show="embed" xlink:actuate="onLoad">
            <text:p/>
          </draw:image>
        </draw:frame>
        <draw:frame draw:style-name="gr14" draw:text-style-name="P1" draw:layer="layout" svg:width="0.264cm" svg:height="0.02cm" svg:x="0.866cm" svg:y="1.82cm">
          <draw:image xlink:href="Pictures/20000001000000DD00000012A856DA5C.svm" xlink:type="simple" xlink:show="embed" xlink:actuate="onLoad">
            <text:p/>
          </draw:image>
        </draw:frame>
        <draw:frame draw:style-name="gr13" draw:text-style-name="P1" draw:layer="layout" svg:width="0.283cm" svg:height="0.283cm" svg:x="6.986cm" svg:y="1.005cm">
          <draw:image xlink:href="Pictures/20000001000000ED000000EDF78F3513.svm" xlink:type="simple" xlink:show="embed" xlink:actuate="onLoad">
            <text:p/>
          </draw:image>
        </draw:frame>
        <draw:frame draw:style-name="gr14" draw:text-style-name="P1" draw:layer="layout" svg:width="0.264cm" svg:height="0.02cm" svg:x="7.161cm" svg:y="1.732cm">
          <draw:image xlink:href="Pictures/20000001000000DD00000012A856DA5C.svm" xlink:type="simple" xlink:show="embed" xlink:actuate="onLoad">
            <text:p/>
          </draw:image>
        </draw:frame>
        <draw:frame draw:style-name="gr15" draw:text-style-name="P1" draw:layer="layout" svg:width="0.284cm" svg:height="0.299cm" svg:x="7.431cm" svg:y="1.23cm">
          <draw:image xlink:href="Pictures/20000001000001DA000001F38566B5B6.svm" xlink:type="simple" xlink:show="embed" xlink:actuate="onLoad">
            <text:p/>
          </draw:image>
        </draw:frame>
        <draw:frame draw:style-name="gr15" draw:text-style-name="P1" draw:layer="layout" svg:width="0.284cm" svg:height="0.299cm" svg:x="1.103cm" svg:y="1.23cm">
          <draw:image xlink:href="Pictures/20000001000001DA000001F38566B5B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25T15:54:01</meta:creation-date>
    <meta:editing-duration>PT21M44S</meta:editing-duration>
    <meta:editing-cycles>7</meta:editing-cycles>
    <meta:generator>LibreOffice/4.2.8.2$Linux_x86 LibreOffice_project/420m0$Build-2</meta:generator>
    <dc:title>kkkFigures</dc:title>
    <meta:initial-creator>kkk </meta:initial-creator>
    <dc:date>2017-03-28T18:46:12.064278508</dc:date>
    <meta:document-statistic meta:object-count="23"/>
    <meta:template xlink:type="simple" xlink:actuate="onRequest" xlink:title="kkkFigures" xlink:href="../../../../.libreoffice/3/user/template/kkkFigures.otg" meta:date="2013-12-25T15:54:01"/>
  </office:meta>
</office:document-meta>
</file>